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29in" svg:x="6.8709in" svg:y="0.1886in">
            <draw:object draw:notify-on-update-of-ranges="Sheet1.A2:Sheet1.A6 Sheet1.D2:Sheet1.D6 Sheet1.E2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Points this meeting</text:p>
          </table:table-cell>
          <table:table-cell office:value-type="string">
            <text:p>Current Burnup %</text:p>
          </table:table-cell>
          <table:table-cell office:value-type="float" office:value="0">
            <text:p>0</text:p>
          </table:table-cell>
          <table:table-cell office:value-type="string">
            <text:p>Total %</text:p>
          </table:table-cell>
          <table:table-cell office:value-type="string">
            <text:p>Total Pts</text:p>
          </table:table-cell>
        </table:table-row>
        <table:table-row table:style-name="ro2">
          <table:table-cell table:style-name="ce1" office:value-type="date" office:date-value="2014-10-20">
            <text:p>10/20/14</text:p>
          </table:table-cell>
          <table:table-cell office:value-type="float" office:value="0">
            <text:p>0</text:p>
          </table:table-cell>
          <table:table-cell table:formula="of:=([.B2]/24)" office:value-type="float" office:value="0">
            <text:p>0</text:p>
          </table:table-cell>
          <table:table-cell table:formula="of:=IF([.C2]=0;0;[.C2]+[.D1])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date" office:date-value="2014-10-22">
            <text:p>10/22/14</text:p>
          </table:table-cell>
          <table:table-cell office:value-type="float" office:value="0">
            <text:p>0</text:p>
          </table:table-cell>
          <table:table-cell table:formula="of:=([.B3]/24)" office:value-type="float" office:value="0">
            <text:p>0</text:p>
          </table:table-cell>
          <table:table-cell table:formula="of:=IF([.C3]=0;0;[.C3]+[.D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style-name="ce1" office:value-type="date" office:date-value="2014-10-24">
            <text:p>10/24/14</text:p>
          </table:table-cell>
          <table:table-cell office:value-type="float" office:value="10">
            <text:p>10</text:p>
          </table:table-cell>
          <table:table-cell table:formula="of:=([.B4]/24)" office:value-type="float" office:value="0.416666666666667">
            <text:p>0.4166666667</text:p>
          </table:table-cell>
          <table:table-cell table:formula="of:=IF([.C4]=0;0;[.C4]+[.D3])" office:value-type="float" office:value="0.416666666666667">
            <text:p>0.416666666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date" office:date-value="2014-10-27">
            <text:p>10/27/14</text:p>
          </table:table-cell>
          <table:table-cell office:value-type="float" office:value="6">
            <text:p>6</text:p>
          </table:table-cell>
          <table:table-cell table:formula="of:=([.B5]/24)" office:value-type="float" office:value="0.25">
            <text:p>0.25</text:p>
          </table:table-cell>
          <table:table-cell table:formula="of:=IF([.C5]=0;0;[.C5]+[.D4])" office:value-type="float" office:value="0.666666666666667">
            <text:p>0.666666666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date" office:date-value="2014-10-28">
            <text:p>10/28/14</text:p>
          </table:table-cell>
          <table:table-cell office:value-type="float" office:value="8">
            <text:p>8</text:p>
          </table:table-cell>
          <table:table-cell table:formula="of:=([.B6]/24)" office:value-type="float" office:value="0.333333333333333">
            <text:p>0.3333333333</text:p>
          </table:table-cell>
          <table:table-cell table:formula="of:=IF([.C6]=0;0;[.C6]+[.D5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9">
          <table:table-cell table:style-name="ce1"/>
          <table:table-cell table:number-columns-repeated="5"/>
        </table:table-row>
        <table:table-row table:style-name="ro2" table:number-rows-repeated="104855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000-00-00T15:39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hraim Chu</meta:initial-creator>
    <meta:creation-date>2014-10-21T15:55:17</meta:creation-date>
    <meta:generator>LibreOffice/4.0.4.2$Linux_X86_64 LibreOffice_project/400m0$Build-2</meta:generator>
    <dc:date>2014-10-28T15:42:40</dc:date>
    <dc:creator>Ephraim Chu</dc:creator>
    <meta:editing-duration>P0D</meta:editing-duration>
    <meta:editing-cycles>1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3366" draw:fill-color="#ff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line" chart:style-name="ch1">
        <chart:subtitle svg:x="5.175cm" svg:y="0.495cm" chart:style-name="ch2">
          <text:p>Split Burnup Chart 10/20 - 10/28
</text:p>
        </chart:subtitle>
        <chart:legend svg:x="13.032cm" svg:y="3.952cm" style:legend-expansion="custom" chartooo:width="2.642cm" chartooo:height="1.096cm" style:legend-expansion-aspect-ratio="2.41058394160584" chart:style-name="ch3"/>
        <chart:plot-area chart:style-name="ch4" table:cell-range-address="Sheet1.A2:Sheet1.A6 Sheet1.D2:Sheet1.E6" chart:data-source-has-labels="column" svg:x="0.878cm" svg:y="0.801cm" svg:width="11.16cm" svg:height="7.941cm">
          <chartooo:coordinate-region svg:x="1.606cm" svg:y="1.001cm" svg:width="10.344cm" svg:height="6.696cm"/>
          <chart:axis chart:dimension="x" chart:name="primary-x" chart:style-name="ch5" chartooo:axis-type="auto">
            <chartooo:date-scale/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6" chart:class="chart:line">
            <chart:data-point chart:repeated="5"/>
          </chart:series>
          <chart:series chart:style-name="ch9" chart:values-cell-range-address="Sheet1.E2:Sheet1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1932">
                <text:p>41930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D2:Sheet1.D6</svg:desc>
                </draw:g>
              </table:table-cell>
              <table:table-cell office:value-type="float" office:value="1">
                <text:p>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